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MASIAS, MAU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2464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3641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ZAGACETA MACUYAMA, PAULO ALEXAN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2304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UTIERREZ MASIAS, MAUR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2464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9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>99764298</text:p>
          </table:table-cell>
          <table:table-cell table:style-name="Tabla2.A2" office:value-type="string">
            <text:p text:style-name="P9">261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0:04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